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itstream Vera Sans" svg:font-family="'Bitstream Vera Sans'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2.519cm" fo:margin-right="0cm" fo:text-indent="-0.635cm" style:auto-text-indent="false">
        <style:tab-stops>
          <style:tab-stop style:position="2.519cm"/>
        </style:tab-stops>
      </style:paragraph-properties>
    </style:style>
    <style:style style:name="P2" style:family="paragraph" style:parent-style-name="Standard">
      <style:text-properties style:font-name="Arial" fo:font-size="10pt" fo:language="es" fo:country="CO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none" fo:country="none" style:font-name-asian="Arial Unicode MS" style:font-size-asian="10pt" style:language-asian="none" style:country-asian="none" style:font-name-complex="Arial" style:font-size-complex="10pt" style:font-weight-complex="bold"/>
    </style:style>
    <style:style style:name="P4" style:family="paragraph" style:parent-style-name="Standard" style:list-style-name="WW8Num1">
      <style:paragraph-properties fo:margin-left="2.519cm" fo:margin-right="0cm" fo:text-indent="-0.635cm" style:auto-text-indent="false">
        <style:tab-stops>
          <style:tab-stop style:position="2.519cm"/>
        </style:tab-stops>
      </style:paragraph-properties>
    </style:style>
    <style:style style:name="P5" style:family="paragraph" style:parent-style-name="Standard" style:list-style-name="WW8Num1">
      <style:paragraph-properties fo:margin-left="2.519cm" fo:margin-right="0cm" fo:text-indent="-0.635cm" style:auto-text-indent="false">
        <style:tab-stops>
          <style:tab-stop style:position="2.519cm"/>
        </style:tab-stops>
      </style:paragraph-properties>
      <style:text-properties style:font-name="Arial" fo:font-size="10pt" fo:language="none" fo:country="none" style:font-name-asian="Arial Unicode MS" style:font-size-asian="10pt" style:language-asian="none" style:country-asian="none" style:font-name-complex="Arial" style:font-size-complex="10pt" style:font-weight-complex="bold"/>
    </style:style>
    <style:style style:name="P6" style:family="paragraph" style:parent-style-name="Standard" style:list-style-name="WW8Num1">
      <style:paragraph-properties fo:margin-left="2.519cm" fo:margin-right="0cm" fo:text-indent="-0.635cm" style:auto-text-indent="false">
        <style:tab-stops>
          <style:tab-stop style:position="2.519cm"/>
        </style:tab-stops>
      </style:paragraph-properties>
      <style:text-properties style:font-name="Arial" fo:font-size="10pt" fo:language="es" fo:country="CO" style:font-size-asian="10pt" style:font-name-complex="Arial" style:font-size-complex="10pt"/>
    </style:style>
    <style:style style:name="P7" style:family="paragraph" style:parent-style-name="Standard">
      <style:paragraph-properties fo:margin-left="2.519cm" fo:margin-right="0cm" fo:text-indent="-0.635cm" style:auto-text-indent="false">
        <style:tab-stops>
          <style:tab-stop style:position="2.519cm"/>
        </style:tab-stops>
      </style:paragraph-properties>
    </style:style>
    <style:style style:name="P8" style:family="paragraph" style:parent-style-name="Standard" style:list-style-name="WW8Num2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9" style:family="paragraph" style:parent-style-name="Standard" style:list-style-name="WW8Num2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size="10pt" fo:language="es" fo:country="CO" style:font-size-asian="10pt" style:font-name-complex="Arial" style:font-size-complex="10pt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style:font-name="Arial" fo:font-size="10pt" fo:language="es" fo:country="CO" style:font-size-asian="10pt" style:font-name-complex="Arial" style:font-size-complex="10pt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Arial" fo:font-size="10pt" fo:language="none" fo:country="none" style:font-name-asian="Arial Unicode MS" style:font-size-asian="10pt" style:language-asian="none" style:country-asian="none" style:font-name-complex="Arial" style:font-size-complex="10pt" style:font-weight-complex="bold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0pt" fo:language="es" fo:country="CO" style:font-size-asian="10pt" style:font-name-complex="Arial" style:font-size-complex="10pt"/>
    </style:style>
    <style:style style:name="T1" style:family="text">
      <style:text-properties style:font-name="Arial" fo:font-size="10pt" fo:language="es" fo:country="CO" style:font-size-asian="10pt" style:font-name-complex="Arial" style:font-size-complex="10pt"/>
    </style:style>
    <style:style style:name="T2" style:family="text">
      <style:text-properties fo:language="es" fo:country="CO"/>
    </style:style>
    <style:style style:name="T3" style:family="text">
      <style:text-properties style:font-name="Arial" fo:font-size="10pt" fo:language="es" fo:country="CO" style:font-size-asian="10pt" style:font-name-complex="Arial" style:font-size-complex="10pt"/>
    </style:style>
    <style:style style:name="T4" style:family="text">
      <style:text-properties style:font-name="Arial" fo:font-size="10pt" fo:language="es" fo:country="CO" fo:background-color="#ffff00" style:font-size-asian="10pt" style:font-name-complex="Arial" style:font-size-complex="10pt"/>
    </style:style>
    <style:style style:name="T5" style:family="text">
      <style:text-properties style:font-name="Arial" fo:font-size="10pt" fo:language="none" fo:country="none" fo:background-color="#ffff00" style:font-name-asian="Arial Unicode MS" style:font-size-asian="10pt" style:language-asian="none" style:country-asian="none" style:font-name-complex="Arial" style:font-size-complex="10pt" style:font-weight-complex="bold"/>
    </style:style>
    <style:style style:name="T6" style:family="text">
      <style:text-properties style:font-name="Arial" fo:font-size="10pt" fo:language="none" fo:country="none" style:font-name-asian="Arial Unicode MS" style:font-size-asian="10pt" style:language-asian="none" style:country-asian="none" style:font-name-complex="Arial" style:font-size-complex="10pt" style:font-weight-complex="bold"/>
    </style:style>
    <style:style style:name="T7" style:family="text">
      <style:text-properties fo:language="none" fo:country="none"/>
    </style:style>
  </office:automatic-styles>
  <office:body>
    <office:text text:use-soft-page-breaks="true">
      <office:forms form:automatic-focus="false" form:apply-design-mode="false"/>
      <text:tracked-changes>
        <text:changed-region text:id="ct186454912">
          <text:insertion>
            <office:change-info>
              <dc:creator>unknown</dc:creator>
              <dc:date>2010-12-02T11:07:00</dc:date>
            </office:change-info>
          </text:insertion>
        </text:changed-region>
        <text:changed-region text:id="ct187492248">
          <text:insertion>
            <office:change-info>
              <dc:creator>Luis Nuñez</dc:creator>
              <dc:date>2011-03-29T18:26:00</dc:date>
            </office:change-info>
          </text:insertion>
        </text:changed-region>
        <text:changed-region text:id="ct187647696">
          <text:deletion>
            <office:change-info>
              <dc:creator>Luis Nuñez</dc:creator>
              <dc:date>2011-03-29T18:26:00</dc:date>
            </office:change-info>
            <text:p text:style-name="P1"><text:span text:style-name="T1">ó</text:span></text:p>
          </text:deletion>
          <text:insertion>
            <office:change-info office:chg-author="unknown" office:chg-date-time="2010-12-02T11:07:00"/>
          </text:insertion>
        </text:changed-region>
        <text:changed-region text:id="ct187647888">
          <text:insertion>
            <office:change-info>
              <dc:creator>unknown</dc:creator>
              <dc:date>2010-12-02T11:07:00</dc:date>
            </office:change-info>
          </text:insertion>
        </text:changed-region>
        <text:changed-region text:id="ct186468368">
          <text:insertion>
            <office:change-info>
              <dc:creator>Luis Nuñez</dc:creator>
              <dc:date>2011-03-26T12:30:00</dc:date>
            </office:change-info>
          </text:insertion>
        </text:changed-region>
        <text:changed-region text:id="ct187088840">
          <text:insertion>
            <office:change-info>
              <dc:creator>Luis Nuñez</dc:creator>
              <dc:date>2011-03-29T18:12:00</dc:date>
            </office:change-info>
          </text:insertion>
        </text:changed-region>
        <text:changed-region text:id="ct170828000">
          <text:insertion>
            <office:change-info>
              <dc:creator>Luis Nuñez</dc:creator>
              <dc:date>2011-03-26T12:30:00</dc:date>
            </office:change-info>
          </text:insertion>
        </text:changed-region>
        <text:changed-region text:id="ct187088968">
          <text:insertion>
            <office:change-info>
              <dc:creator>Luis Nuñez</dc:creator>
              <dc:date>2011-03-29T18:12:00</dc:date>
            </office:change-info>
          </text:insertion>
        </text:changed-region>
        <text:changed-region text:id="ct170656200">
          <text:insertion>
            <office:change-info>
              <dc:creator>Luis Nuñez</dc:creator>
              <dc:date>2011-03-26T12:58:00</dc:date>
            </office:change-info>
          </text:insertion>
        </text:changed-region>
        <text:changed-region text:id="ct186495232">
          <text:insertion>
            <office:change-info>
              <dc:creator>Luis Nuñez</dc:creator>
              <dc:date>2011-03-29T17:53:00</dc:date>
            </office:change-info>
          </text:insertion>
        </text:changed-region>
        <text:changed-region text:id="ct186495360">
          <text:insertion>
            <office:change-info>
              <dc:creator>Luis Nuñez</dc:creator>
              <dc:date>2011-03-29T17:54:00</dc:date>
            </office:change-info>
          </text:insertion>
        </text:changed-region>
        <text:changed-region text:id="ct186495104">
          <text:insertion>
            <office:change-info>
              <dc:creator>Luis Nuñez</dc:creator>
              <dc:date>2011-03-29T17:53:00</dc:date>
            </office:change-info>
          </text:insertion>
        </text:changed-region>
        <text:changed-region text:id="ct186473208">
          <text:insertion>
            <office:change-info>
              <dc:creator>Luis Nuñez</dc:creator>
              <dc:date>2011-03-28T10:15:00</dc:date>
            </office:change-info>
          </text:insertion>
        </text:changed-region>
        <text:changed-region text:id="ct170266040">
          <text:insertion>
            <office:change-info>
              <dc:creator>Luis Nuñez</dc:creator>
              <dc:date>2011-03-28T16:52:00</dc:date>
            </office:change-info>
          </text:insertion>
        </text:changed-region>
        <text:changed-region text:id="ct170762192">
          <text:insertion>
            <office:change-info>
              <dc:creator>Luis Nuñez</dc:creator>
              <dc:date>2011-03-26T12:59:00</dc:date>
            </office:change-info>
          </text:insertion>
        </text:changed-region>
        <text:changed-region text:id="ct187126104">
          <text:insertion>
            <office:change-info>
              <dc:creator>Luis Nuñez</dc:creator>
              <dc:date>2011-03-26T13:00:00</dc:date>
            </office:change-info>
          </text:insertion>
        </text:changed-region>
        <text:changed-region text:id="ct171568752">
          <text:insertion>
            <office:change-info>
              <dc:creator>Luis Nuñez</dc:creator>
              <dc:date>2011-03-28T10:13:00</dc:date>
            </office:change-info>
          </text:insertion>
        </text:changed-region>
        <text:changed-region text:id="ct187971224">
          <text:insertion>
            <office:change-info>
              <dc:creator>Luis Nuñez</dc:creator>
              <dc:date>2011-03-29T18:33:00</dc:date>
            </office:change-info>
          </text:insertion>
        </text:changed-region>
        <text:changed-region text:id="ct187589416">
          <text:insertion>
            <office:change-info>
              <dc:creator>Luis Nuñez</dc:creator>
              <dc:date>2011-03-29T18:33:00</dc:date>
            </office:change-info>
          </text:insertion>
        </text:changed-region>
        <text:changed-region text:id="ct186520192">
          <text:insertion>
            <office:change-info>
              <dc:creator>Luis Nuñez</dc:creator>
              <dc:date>2011-03-28T10:15:00</dc:date>
            </office:change-info>
          </text:insertion>
        </text:changed-region>
        <text:changed-region text:id="ct170265944">
          <text:insertion>
            <office:change-info>
              <dc:creator>Luis Nuñez</dc:creator>
              <dc:date>2011-03-28T16:51:00</dc:date>
            </office:change-info>
          </text:insertion>
        </text:changed-region>
        <text:changed-region text:id="ct186473304">
          <text:insertion>
            <office:change-info>
              <dc:creator>Luis Nuñez</dc:creator>
              <dc:date>2011-03-28T10:15:00</dc:date>
            </office:change-info>
          </text:insertion>
        </text:changed-region>
        <text:changed-region text:id="ct170265848">
          <text:insertion>
            <office:change-info>
              <dc:creator>Luis Nuñez</dc:creator>
              <dc:date>2011-03-28T16:51:00</dc:date>
            </office:change-info>
          </text:insertion>
        </text:changed-region>
        <text:changed-region text:id="ct161238656">
          <text:insertion>
            <office:change-info>
              <dc:creator>Luis Nuñez</dc:creator>
              <dc:date>2011-03-28T10:15:00</dc:date>
            </office:change-info>
          </text:insertion>
        </text:changed-region>
        <text:changed-region text:id="ct186520384">
          <text:insertion>
            <office:change-info>
              <dc:creator>Luis Nuñez</dc:creator>
              <dc:date>2011-03-28T16:51:00</dc:date>
            </office:change-info>
          </text:insertion>
        </text:changed-region>
        <text:changed-region text:id="ct161238560">
          <text:insertion>
            <office:change-info>
              <dc:creator>Luis Nuñez</dc:creator>
              <dc:date>2011-03-28T10:15:00</dc:date>
            </office:change-info>
          </text:insertion>
        </text:changed-region>
        <text:changed-region text:id="ct186520288">
          <text:insertion>
            <office:change-info>
              <dc:creator>Luis Nuñez</dc:creator>
              <dc:date>2011-03-28T16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ARAMETROS</text:p>
      <text:p text:style-name="P2"/>
      <text:p text:style-name="P2">El siguiente parámetro se saca de una tabla ya definida:</text:p>
      <text:p text:style-name="P2"/>
      <text:list xml:id="list1577694813" text:style-name="WW8Num1">
        <text:list-item>
          <text:p text:style-name="P4"><text:span text:style-name="T1">Valor hora coordinación postgrado (Considerando que sea el mismo para todas las sedes) <text:s/>ESTE VALOR YA ESTA EN UNA TABLA(VALOR HORA DOCENTE por CATEGORIA)</text:span><text:change-start text:change-id="ct186454912"/><text:span text:style-name="T1">¿Donde esta definida la tabla, de que manera obtengo este valor para usarlo en la simulaci</text:span><text:change-end text:change-id="ct186454912"/><text:change-start text:change-id="ct187492248"/><text:span text:style-name="T1">o</text:span><text:change-end text:change-id="ct187492248"/><text:change text:change-id="ct187647696"/><text:change-start text:change-id="ct187647888"/><text:span text:style-name="T1">n?</text:span><text:change-end text:change-id="ct187647888"/></text:p>
        </text:list-item>
      </text:list>
      <text:p text:style-name="P2"/>
      <text:p text:style-name="P2"/>
      <text:p text:style-name="P2">Los siguientes son los parámetros y tablas:</text:p>
      <text:p text:style-name="P2"/>
      <text:p text:style-name="P2"/>
      <text:list xml:id="list253390913" text:style-name="WW8Num2">
        <text:list-item>
          <text:p text:style-name="P8"><text:span text:style-name="T4">Tabla docente</text:span><text:span text:style-name="T1">s: <text:s/>cedula, nombre y apellidos, facultad, dependencia, categoría (titular, asociado, asistente, auxiliar)</text:span><text:change-start text:change-id="ct186468368"/><text:span text:style-name="T1">ya esta terminado</text:span><text:change-end text:change-id="ct186468368"/><text:change-start text:change-id="ct187088840"/><text:span text:style-name="T1"> hay que refactorizar</text:span><text:change-end text:change-id="ct187088840"/></text:p>
        </text:list-item>
      </text:list>
      <text:p text:style-name="P10"/>
      <text:list xml:id="list895003931" text:continue-list="list1577694813" text:style-name="WW8Num1">
        <text:list-item>
          <text:p text:style-name="P4"><text:span text:style-name="T1">De aquí se extrae la información a mostrar en 1.3, 1.4, y 1.5</text:span><text:change-start text:change-id="ct170828000"/><text:span text:style-name="T1"> ya esta integrado</text:span><text:change-end text:change-id="ct170828000"/><text:change-start text:change-id="ct187088968"/><text:span text:style-name="T1">, hay que refactorizar el codigo</text:span><text:change-end text:change-id="ct187088968"/></text:p>
        </text:list-item>
      </text:list>
      <text:p text:style-name="P2"/>
      <text:list xml:id="list747608011" text:continue-list="list253390913" text:style-name="WW8Num2">
        <text:list-item>
          <text:p text:style-name="P8"><text:span text:style-name="T5">Valor hora docente por categoria</text:span><text:span text:style-name="T6">: Sede,Facultad,Categoria (auxiliar,asistente,asociado,titular),tipo docencia (nombrado bonificado, hora catedra, nombrado carga académica), Nivel academico (pregrado, postgrado), valor hora, año.</text:span><text:change-start text:change-id="ct170656200"/><text:span text:style-name="T6"> </text:span><text:change-end text:change-id="ct170656200"/><text:change-start text:change-id="ct186495232"/><text:span text:style-name="T6">Ya se creo una tabla en el modelo para soportar</text:span><text:change-end text:change-id="ct186495232"/><text:change-start text:change-id="ct186495360"/><text:span text:style-name="T6"> este parametro, pero aun no se ha implementado el modulo para su gestión.</text:span><text:change-end text:change-id="ct186495360"/></text:p>
        </text:list-item>
      </text:list>
      <text:p text:style-name="P3"/>
      <text:list xml:id="list1370327951" text:continue-list="list895003931" text:style-name="WW8Num1">
        <text:list-item>
          <text:p text:style-name="P4"><text:span text:style-name="T6">Sirve cuando se está diligenciando el campo 2.8. La busqueda debe hacerla por sede, facultad, categoria, tipo docencia, nivel academico y año (año de la fecha de solicitud)</text:span><text:change-start text:change-id="ct186495104"/><text:span text:style-name="T6"> ya esta integrado </text:span><text:change-end text:change-id="ct186495104"/></text:p>
        </text:list-item>
        <text:list-item>
          <text:p text:style-name="P5">Se utiliza para calculo de la simulacion 3.2.4.2 (4) Gastos admitivos- coordinacion programa-. El año es el año de la fecha de solicitud.</text:p>
        </text:list-item>
      </text:list>
      <text:p text:style-name="P2"/>
      <text:list xml:id="list916116966" text:continue-list="list747608011" text:style-name="WW8Num2">
        <text:list-item>
          <text:p text:style-name="P8"><text:change-start text:change-id="ct186473208"/><text:span text:style-name="T6">-&gt;</text:span><text:change-end text:change-id="ct186473208"/><text:span text:style-name="T6">Salario mínimo: año, valor salario minimo mensual legal vigente: año, salario minimo.</text:span><text:change-start text:change-id="ct170266040"/><text:span text:style-name="T6">ya esta incluido</text:span><text:change-end text:change-id="ct170266040"/></text:p>
        </text:list-item>
      </text:list>
      <text:p text:style-name="P3"/>
      <text:list xml:id="list758694649" text:continue-numbering="true" text:style-name="WW8Num2">
        <text:list-item>
          <text:p text:style-name="P8"><text:span text:style-name="T4">Deserción</text:span><text:span text:style-name="T1">: Sede, Facultad/Instituto, tipo programa (pregrado/postgrado) <text:s/>y período(1, 2,3… es el periodo académico donde se aplica la deserción).</text:span><text:change-start text:change-id="ct170762192"/><text:span text:style-name="T1"> Ya esta terminado</text:span><text:change-end text:change-id="ct170762192"/></text:p>
        </text:list-item>
      </text:list>
      <text:p text:style-name="P2"/>
      <text:list xml:id="list2056337800" text:continue-list="list1370327951" text:style-name="WW8Num1">
        <text:list-item>
          <text:p text:style-name="P6">Se utiliza en 3.2.4.1 (2) <text:s/>Ingresos-Estudiantes matriculados: <text:s/>haciendo la búsqueda por sede, facultad, tipo programa y periodo.</text:p>
        </text:list-item>
      </text:list>
      <text:p text:style-name="P2"/>
      <text:list xml:id="list1156180755" text:continue-list="list758694649" text:style-name="WW8Num2">
        <text:list-item>
          <text:p text:style-name="P8"><text:span text:style-name="T5">Matricula pregrado</text:span><text:span text:style-name="T6">: año, sede, facultad, valor promedio matricula pregrado</text:span><text:change-start text:change-id="ct187126104"/><text:span text:style-name="T6"> ya esta terminado</text:span><text:change-end text:change-id="ct187126104"/></text:p>
        </text:list-item>
      </text:list>
      <text:p text:style-name="P3"/>
      <text:list xml:id="list2072624893" text:continue-list="list2056337800" text:style-name="WW8Num1">
        <text:list-item>
          <text:p text:style-name="P4"><text:span text:style-name="T6">Se utiliza en </text:span><text:span text:style-name="T1">en 3.2.4.1 (4) <text:s/>Ingresos por matricula pregrado. El año es el año de fecha solicitud</text:span></text:p>
        </text:list-item>
      </text:list>
      <text:p text:style-name="P11"/>
      <text:p text:style-name="P11"/>
      <text:list xml:id="list1280591679" text:continue-list="list1156180755" text:style-name="WW8Num2">
        <text:list-item>
          <text:p text:style-name="P8"><text:span text:style-name="T5">Valor salario profesor por categoria por facultad/instituto</text:span><text:span text:style-name="T6">: año, sede,facultad, categoria, salario mensual</text:span><text:change-start text:change-id="ct171568752"/><text:span text:style-name="T6"> </text:span><text:change-end text:change-id="ct171568752"/><text:change-start text:change-id="ct187971224"/><text:span text:style-name="T6">este parametro es una tabla </text:span><text:change-end text:change-id="ct187971224"/></text:p>
        </text:list-item>
      </text:list>
      <text:p text:style-name="P3"/>
      <text:list xml:id="list1845919091" text:continue-list="list2072624893" text:style-name="WW8Num1">
        <text:list-item>
          <text:p text:style-name="P5">Se utiliza para calculo dela simulacion 3.2.4.2 (4) Gastos admitivos- valor direccion programa –pregrado. El año es el año de la fecha de solicitud.</text:p>
        </text:list-item>
      </text:list>
      <text:p text:style-name="P3"/>
      <text:list xml:id="list1331565448" text:continue-list="list1280591679" text:style-name="WW8Num2">
        <text:list-item>
          <text:p text:style-name="P8"><text:span text:style-name="T5">Gastos de representación dirección</text:span><text:span text:style-name="T6">: Se asocia con una facultad/instituto un año y tener un campo texto donde se explique la forma de cálculo: año, sede, facultad, valor gastos representativos, forma de calculo.</text:span><text:change-start text:change-id="ct187589416"/><text:span text:style-name="T6"> Tambien es una tabla</text:span><text:change-end text:change-id="ct187589416"/></text:p>
        </text:list-item>
      </text:list>
      <text:p text:style-name="P2"/>
      <text:list xml:id="list893990126" text:continue-list="list1845919091" text:style-name="WW8Num1">
        <text:list-item>
          <text:p text:style-name="P5"><text:soft-page-break/>Se utiliza para calculo dela simulacion 3.2.4.2 (4) Gastos admitivos- valor direccion programa-postgrado-. El año es el año de la fecha de solicitud.</text:p>
        </text:list-item>
      </text:list>
      <text:p text:style-name="P2"/>
      <text:list xml:id="list1719187819" text:continue-list="list1331565448" text:style-name="WW8Num2">
        <text:list-item>
          <text:p text:style-name="P8"><text:change-start text:change-id="ct186520192"/><text:span text:style-name="T6">-&gt;</text:span><text:change-end text:change-id="ct186520192"/><text:span text:style-name="T6">Valor salario secretaria por hora</text:span><text:change-start text:change-id="ct170265944"/><text:span text:style-name="T6"> ya esta incluido</text:span><text:change-end text:change-id="ct170265944"/></text:p>
        </text:list-item>
      </text:list>
      <text:p text:style-name="P2"/>
      <text:list xml:id="list795650871" text:continue-list="list893990126" text:style-name="WW8Num1">
        <text:list-item>
          <text:p text:style-name="P5">Se utiliza para calculo dela simulacion 3.2.4.2 (4) Gastos admitivos- valor secretaria: año, valor hora secretaria. El año es el año de la fecha de solicitud.</text:p>
        </text:list-item>
      </text:list>
      <text:p text:style-name="P2"/>
      <text:list xml:id="list1344733537" text:continue-list="list1719187819" text:style-name="WW8Num2">
        <text:list-item>
          <text:p text:style-name="P8"><text:change-start text:change-id="ct186473304"/><text:span text:style-name="T6">-&gt;</text:span><text:change-end text:change-id="ct186473304"/><text:span text:style-name="T6">Valor salario auxiliar administrativo por hora</text:span><text:change-start text:change-id="ct170265848"/><text:span text:style-name="T6"> ya esta incluido</text:span><text:change-end text:change-id="ct170265848"/></text:p>
        </text:list-item>
      </text:list>
      <text:p text:style-name="P2"/>
      <text:list xml:id="list1029387668" text:continue-list="list795650871" text:style-name="WW8Num1">
        <text:list-item>
          <text:p text:style-name="P5">Se utiliza para calculo dela simulacion 3.2.4.2 (4) Gastos admitivos- aux. admitivos: año, valor hora aux admitivos. El año es el año de la fecha de solicitud.</text:p>
        </text:list-item>
      </text:list>
      <text:p text:style-name="P2"/>
      <text:list xml:id="list2128770933" text:continue-list="list1344733537" text:style-name="WW8Num2">
        <text:list-item>
          <text:p text:style-name="P8"><text:change-start text:change-id="ct161238656"/><text:span text:style-name="T6">-&gt;</text:span><text:change-end text:change-id="ct161238656"/><text:span text:style-name="T6">Valor salario monitor por hora</text:span><text:change-start text:change-id="ct186520384"/><text:span text:style-name="T6"> ya esta incluido</text:span><text:change-end text:change-id="ct186520384"/></text:p>
        </text:list-item>
      </text:list>
      <text:p text:style-name="P2"/>
      <text:list xml:id="list2107657277" text:continue-list="list1029387668" text:style-name="WW8Num1">
        <text:list-item>
          <text:p text:style-name="P5">Se utiliza para calculo dela simulacion 3.2.4.2 (4) Gastos admitivos- monitores: año, valor hora monitores. El año es el año de la fecha de solicitud.</text:p>
        </text:list-item>
      </text:list>
      <text:p text:style-name="P2"/>
      <text:p text:style-name="P2"/>
      <text:list xml:id="list1701135343" text:continue-list="list2128770933" text:style-name="WW8Num2">
        <text:list-item>
          <text:p text:style-name="P8"><text:change-start text:change-id="ct161238560"/><text:span text:style-name="T1">-&gt;</text:span><text:change-end text:change-id="ct161238560"/><text:span text:style-name="T1">Porcentaje prestaciones: año, porcentaje.</text:span><text:change-start text:change-id="ct186520288"/><text:span text:style-name="T1"> Ya esta incluido</text:span><text:change-end text:change-id="ct186520288"/></text:p>
        </text:list-item>
      </text:list>
      <text:p text:style-name="P2"/>
      <text:p text:style-name="P2">Las siguientes tablas van a ser para escoger en los campos?</text:p>
      <text:p text:style-name="P2"/>
      <text:list xml:id="list1959814632" text:continue-numbering="true" text:style-name="WW8Num2">
        <text:list-item>
          <text:p text:style-name="P9">Facultad/Instituto: Código Facultad, Facultad/Instituto</text:p>
        </text:list-item>
        <text:list-item>
          <text:p text:style-name="P9">Dependencia: Código dependencia, código facultad, nombre dependencia</text:p>
        </text:list-item>
        <text:list-item>
          <text:p text:style-name="P8"><text:span text:style-name="T1">Sedes: </text:span><text:span text:style-name="T1">código sede, tipo sede (sede/seccional), nombre sede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itstream Vera Sans" svg:font-family="'Bitstream Vera Sans'" style:font-pitch="variable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CO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WW8Num1z0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ARAMETROS</dc:title>
    <meta:initial-creator>Rodolfo Padilla Montoya</meta:initial-creator>
    <meta:creation-date>2010-11-04T14:05:00</meta:creation-date>
    <dc:creator>Luis Nuñez</dc:creator>
    <dc:date>2011-03-29T18:33:59</dc:date>
    <meta:editing-cycles>7</meta:editing-cycles>
    <meta:editing-duration>PT574H18M32S</meta:editing-duration>
    <meta:generator>OpenOffice.org/3.2$Linux OpenOffice.org_project/320m12$Build-9483</meta:generator>
    <meta:document-statistic meta:table-count="0" meta:image-count="0" meta:object-count="0" meta:page-count="2" meta:paragraph-count="30" meta:word-count="544" meta:character-count="3527"/>
    <meta:user-defined meta:name="Información 1"/>
    <meta:user-defined meta:name="Información 2"/>
    <meta:user-defined meta:name="Información 3"/>
    <meta:user-defined meta:name="Información 4"/>
  </office:meta>
</office:document-meta>
</file>